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Miriam" svg:font-family="Miriam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language-asian="en" style:country-asian="US" style:font-weight-asian="bold" style:font-name-complex="Times New Roman" style:font-size-complex="14pt" style:font-weight-complex="bold"/>
    </style:style>
    <style:style style:name="P2" style:family="paragraph" style:parent-style-name="Standard">
      <style:text-properties fo:font-size="12pt" fo:font-weight="bold" style:font-size-asian="12pt" style:language-asian="en" style:country-asian="US" style:font-weight-asian="bold" style:font-size-complex="12pt" style:font-weight-complex="bold"/>
    </style:style>
    <style:style style:name="P3" style:family="paragraph" style:parent-style-name="Standard">
      <style:text-properties fo:color="#c00000" fo:font-size="12pt" fo:font-weight="bold" style:font-size-asian="12pt" style:language-asian="en" style:country-asian="US" style:font-weight-asian="bold" style:font-size-complex="12pt" style:font-weight-complex="bold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size="12pt" fo:font-weight="bold" style:font-size-asian="12pt" style:language-asian="en" style:country-asian="US" style:font-weight-asian="bold" style:font-size-complex="12pt" style:font-weight-complex="bold"/>
    </style:style>
    <style:style style:name="T1" style:family="text">
      <style:text-properties fo:font-size="14pt" fo:font-weight="bold" style:font-size-asian="14pt" style:language-asian="en" style:country-asian="US" style:font-weight-asian="bold" style:font-name-complex="Times New Roman" style:font-size-complex="14pt" style:font-weight-complex="bold"/>
    </style:style>
    <style:style style:name="T2" style:family="text">
      <style:text-properties fo:font-size="14pt" fo:font-weight="bold" style:font-size-asian="14pt" style:language-asian="en" style:country-asian="US" style:font-weight-asian="bold" style:font-size-complex="14pt" style:font-weight-complex="bold"/>
    </style:style>
    <style:style style:name="T3" style:family="text">
      <style:text-properties fo:color="#c00000"/>
    </style:style>
    <style:style style:name="T4" style:family="text">
      <style:text-properties fo:color="#c00000" fo:font-size="14pt" fo:font-weight="bold" style:font-size-asian="14pt" style:language-asian="en" style:country-asian="US" style:font-weight-asian="bold" style:font-name-complex="Times New Roman" style:font-size-complex="14pt" style:font-weight-complex="bold"/>
    </style:style>
    <style:style style:name="T5" style:family="text">
      <style:text-properties fo:color="#c00000" fo:font-size="14pt" fo:font-weight="bold" style:font-size-asian="14pt" style:language-asian="en" style:country-asian="US" style:font-weight-asian="bold" style:font-size-complex="14pt" style:font-weight-complex="bold"/>
    </style:style>
    <style:style style:name="T6" style:family="text">
      <style:text-properties fo:color="#c00000" fo:font-size="12pt" fo:font-weight="bold" style:font-size-asian="12pt" style:language-asian="en" style:country-asian="US" style:font-weight-asian="bold" style:font-size-complex="12pt" style:font-weight-complex="bold"/>
    </style:style>
    <style:style style:name="T7" style:family="text">
      <style:text-properties fo:font-size="12pt" fo:font-weight="bold" style:font-size-asian="12pt" style:language-asian="en" style:country-asian="US" style:font-weight-asian="bold" style:font-size-complex="12pt" style:font-weight-complex="bold"/>
    </style:style>
    <style:style style:name="T8" style:family="text">
      <style:text-properties fo:font-size="12pt" fo:font-weight="bold" officeooo:rsid="00194222" style:font-size-asian="12pt" style:language-asian="en" style:country-asian="US" style:font-weight-asian="bold" style:font-size-complex="12pt" style:font-weight-complex="bold"/>
    </style:style>
    <style:style style:name="T9" style:family="text">
      <style:text-properties fo:font-size="12pt" fo:font-weight="bold" style:font-size-asian="12pt" style:language-asian="en" style:country-asian="US" style:font-weight-asian="bold" style:font-name-complex="Times New Roman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<text:s text:c="25"/></text:span><text:span text:style-name="T2">Container_t <text:s text:c="3"/></text:span></text:p>
      <text:p text:style-name="Standard"><text:span text:style-name="T1"><text:s text:c="24"/></text:span><text:span text:style-name="T2">/ <text:s text:c="16"/>\ </text:span></text:p>
      <text:p text:style-name="Standard"><text:span text:style-name="T1"><text:s text:c="23"/></text:span><text:span text:style-name="T2">/ <text:s text:c="18"/>\ </text:span></text:p>
      <text:p text:style-name="Standard"><text:span text:style-name="T1"><text:s text:c="18"/></text:span><text:span text:style-name="T2">Array_t <text:s text:c="7"/>Dlist_t <text:s text:c="5"/></text:span></text:p>
      <text:p text:style-name="P1"><text:s text:c="49"/></text:p>
      <text:p text:style-name="P1"><text:s text:c="49"/></text:p>
      <text:p text:style-name="Standard"><text:span text:style-name="T4"><text:s text:c="12"/></text:span><text:span text:style-name="T5">All Containers are containers of pointers to T !!! <text:s text:c="32"/></text:span></text:p>
      <text:p text:style-name="P1"><text:s text:c="48"/></text:p>
      <text:p text:style-name="P1"><text:s text:c="48"/></text:p>
      <text:p text:style-name="P2">Default CTOR</text:p>
      <text:p text:style-name="P2">Copy<text:tab/>CTOR</text:p>
      <text:p text:style-name="P2">DTOR</text:p>
      <text:p text:style-name="P2">Operator= </text:p>
      <text:p text:style-name="P2"/>
      <text:p text:style-name="Standard"><text:span text:style-name="T7">append <text:tab/><text:tab/><text:tab/>- </text:span><text:span text:style-name="T6">element</text:span><text:span text:style-name="T7"> after index</text:span></text:p>
      <text:p text:style-name="Standard"><text:span text:style-name="T7">prepend<text:tab/><text:tab/><text:tab/>- </text:span><text:span text:style-name="T6">element</text:span><text:span text:style-name="T7"> before index</text:span></text:p>
      <text:p text:style-name="Standard"><text:span text:style-name="T7">contains<text:tab/><text:tab/><text:tab/>- </text:span><text:span text:style-name="T6">element</text:span><text:span text:style-name="T7"> in container</text:span></text:p>
      <text:p text:style-name="P2">count<text:tab/><text:tab/><text:tab/><text:tab/>- number of elements in container</text:p>
      <text:p text:style-name="Standard"><text:span text:style-name="T7">find <text:s/><text:tab/><text:tab/><text:tab/><text:tab/>- </text:span><text:span text:style-name="T6">element</text:span><text:span text:style-name="T7"> in container</text:span></text:p>
      <text:p text:style-name="Standard"><text:span text:style-name="T7"><text:tab/><text:tab/><text:tab/><text:tab/> <text:s/>As a parameter gets </text:span><text:span text:style-name="T6">VALUE</text:span><text:span text:style-name="T7"> to be found </text:span><text:span text:style-name="T8">in </text:span><text:span text:style-name="T7">container</text:span></text:p>
      <text:p text:style-name="P2"/>
      <text:p text:style-name="Standard"><text:span text:style-name="T7">index<text:tab/><text:tab/><text:tab/><text:tab/>- index of </text:span><text:span text:style-name="T6">element</text:span><text:span text:style-name="T7"> in container</text:span></text:p>
      <text:p text:style-name="P2">insert<text:tab/><text:tab/><text:tab/><text:tab/>- at end of container</text:p>
      <text:p text:style-name="P2">isEmpty<text:tab/><text:tab/><text:tab/>- </text:p>
      <text:p text:style-name="Standard"><text:span text:style-name="T7">remove<text:tab/><text:tab/><text:tab/>- remove </text:span><text:span text:style-name="T6">element</text:span><text:span text:style-name="T7"> from container</text:span></text:p>
      <text:p text:style-name="Standard"><text:span text:style-name="T7"><text:tab/><text:tab/><text:tab/><text:tab/> <text:s/>As a parameter gets </text:span><text:span text:style-name="T6">VALUE</text:span><text:span text:style-name="T7"> to be found and removed </text:span></text:p>
      <text:p text:style-name="Standard"><text:span text:style-name="T9"><text:s text:c="42"/></text:span><text:span text:style-name="T7"><text:tab/> <text:s/>from container</text:span></text:p>
      <text:p text:style-name="P2"/>
      <text:p text:style-name="P2">removeAll <text:tab/><text:tab/><text:tab/>- remove all elements from container</text:p>
      <text:p text:style-name="P2"/>
      <text:p text:style-name="Standard"><text:span text:style-name="T7">removeAndDelete<text:tab/><text:tab/>- remove and delete </text:span><text:span text:style-name="T6">element</text:span><text:span text:style-name="T7"> from container</text:span></text:p>
      <text:p text:style-name="Standard"><text:span text:style-name="T7"><text:tab/><text:tab/><text:tab/><text:tab/> <text:s/>As a parameter gets </text:span><text:span text:style-name="T6">VALUE</text:span><text:span text:style-name="T7"> to be found and removed </text:span></text:p>
      <text:p text:style-name="Standard"><text:span text:style-name="T9"><text:s text:c="44"/></text:span><text:span text:style-name="T7"><text:tab/> <text:s/>from container</text:span></text:p>
      <text:p text:style-name="P2">removeAndDeleteAll<text:tab/>- remove and delete all elements from container</text:p>
      <text:p text:style-name="P2"/>
      <text:p text:style-name="P2"/>
      <text:p text:style-name="P3">Note : elements are POINTERS !!!</text:p>
      <text:p text:style-name="P3"/>
      <text:p text:style-name="P5">Find on Internet “Nested class” - for ‘class Node_t’ <text:s/>inside of ‘class Dlist_t’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Miriam" svg:font-family="Miriam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ko" style:country-asian="KR" style:font-name-complex="Miriam" style:font-family-complex="Miriam" style:font-family-generic-complex="swiss" style:font-pitch-complex="variable" style:font-size-complex="10pt" style:language-complex="he" style:country-complex="I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5in" fo:margin-right="0in" fo:text-indent="0.5in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48in" fo:margin-bottom="0.748in" fo:margin-left="0.7874in" fo:margin-right="0.433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ity ( template )</dc:title>
    <meta:initial-creator> </meta:initial-creator>
    <meta:creation-date>2008-06-16T18:56:00</meta:creation-date>
    <dc:date>2017-10-02T16:14:34.696721281</dc:date>
    <meta:editing-cycles>14</meta:editing-cycles>
    <meta:editing-duration>PT13M57S</meta:editing-duration>
    <meta:document-statistic meta:table-count="0" meta:image-count="0" meta:object-count="0" meta:page-count="1" meta:paragraph-count="32" meta:word-count="147" meta:character-count="1365" meta:non-whitespace-character-count="720"/>
    <meta:generator>LibreOffice/5.1.6.2$Linux_x86 LibreOffice_project/10m0$Build-2</meta:generator>
  </office:meta>
</office:document-meta>
</file>